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2bae" officeooo:paragraph-rsid="00052bae"/>
    </style:style>
    <style:style style:name="P2" style:family="paragraph" style:parent-style-name="Standard">
      <style:paragraph-properties fo:text-align="justify" style:justify-single-word="false"/>
      <style:text-properties officeooo:rsid="00052bae" officeooo:paragraph-rsid="0008d475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fo:font-weight="bold" officeooo:rsid="00052bae" officeooo:paragraph-rsid="00052ba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52bae" officeooo:paragraph-rsid="00052ba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weight="bold" officeooo:rsid="0007637d" officeooo:paragraph-rsid="0007637d" style:font-weight-asian="bold" style:font-weight-complex="bold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06b910"/>
    </style:style>
    <style:style style:name="T3" style:family="text">
      <style:text-properties style:rfc-language-tag="sr-Latn-RS" fo:language="sr" fo:script="Latn" fo:country="RS" officeooo:rsid="0007637d"/>
    </style:style>
    <style:style style:name="T4" style:family="text">
      <style:text-properties style:rfc-language-tag="sr-Latn-RS" fo:language="sr" fo:script="Latn" fo:country="RS" officeooo:rsid="0008d475"/>
    </style:style>
    <style:style style:name="T5" style:family="text">
      <style:text-properties fo:language="en" fo:country="US" officeooo:rsid="0008d475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me.io – Web app – Bugs</text:p>
      <text:p text:style-name="P1"/>
      <text:p text:style-name="P1"/>
      <text:p text:style-name="P4">General:</text:p>
      <text:p text:style-name="P1">- Nijedan ekran nije responsive, tj. <text:span text:style-name="T1">uvek</text:span> dolazi do preklapanja <text:span text:style-name="T1">i</text:span> izletanja elemenata, kada se <text:span text:style-name="T1">veličina</text:span> ekrana smanji. To je vidljivo na svim <text:span text:style-name="T1">browserima</text:span>.</text:p>
      <text:p text:style-name="P1"/>
      <text:p text:style-name="P1">- <text:span text:style-name="T1">Problem sa adresom: </text:span><text:a xlink:type="simple" xlink:href="http://138.201.32.208:8080/themeio/" text:style-name="Internet_20_link" text:visited-style-name="Visited_20_Internet_20_Link">http://138.201.32.208:8080/themeio/</text:a><text:span text:style-name="T1"># je takav da se pozivanjem ove adrese u Chrome i Mozzila pretraživaču otvara potpuno prazna stranica, dok sa tom istom adresom se u IE pretraživaču otvara Log in stranica.</text:span></text:p>
      <text:p text:style-name="P1"/>
      <text:p text:style-name="P1">- <text:span text:style-name="T1">Javlja se razlika u veličini elemenata na ekranu (postaju malih dimenzija) kada se ista Internet stranica otvori u isim browserima (Chrome version: 63.0.3239.108 (Official Build) (64-bit))) ali na različitim operativnim sistemima. Na Windows 10 je sve normalne veličine, dok je na Windows 8.1 sve manjih dimenzija.</text:span></text:p>
      <text:p text:style-name="P1"><text:span text:style-name="T1"/></text:p>
      <text:p text:style-name="P1"><text:span text:style-name="T1">- </text:span><text:span text:style-name="T3">Heder na svim stranama koji sadrži linkove/dugmad za Log out, Get the app, Browse themes i sl. bi trebao prilikom skupljanja prozora da se transformiše u burger dugme kao za mobilne aplikacije, čime bi bio više responsive, nego što je sada.</text:span></text:p>
      <text:p text:style-name="P1"/>
      <text:p text:style-name="P1"/>
      <text:p text:style-name="P4">Log in:</text:p>
      <text:p text:style-name="P1">- <text:span text:style-name="T1">L</text:span>ogovanje je dozvoljeno i s username-om i s email-om, tako da u polju mora da stoji Username or Email address.</text:p>
      <text:p text:style-name="P1"/>
      <text:p text:style-name="P1">- <text:span text:style-name="T1">Na Log in stranici je potrebno odraditi logiku za verifikaciju unosa podataka u jedno ili više polja. Ovo se odnosi na slučaj kada pri logovanju ostane jedno ili više praznih polja.</text:span></text:p>
      <text:p text:style-name="P1"><text:span text:style-name="T1"/></text:p>
      <text:p text:style-name="P1">- Log in nije preko Twittera nego preko Google-a (promeniti ikonicu).</text:p>
      <text:p text:style-name="P1"/>
      <text:p text:style-name="P1"/>
      <text:p text:style-name="P4">Complete profile:</text:p>
      <text:p text:style-name="P1">- <text:span text:style-name="T2">Ulaz na stranicu ne bi smeo biti dozvoljen kada korisnik nije ulogovan.</text:span></text:p>
      <text:p text:style-name="P1"/>
      <text:p text:style-name="P1">- <text:span text:style-name="T2">S</text:span>like telefona <text:span text:style-name="T2">i sata su </text:span>izobličene.</text:p>
      <text:p text:style-name="P1"/>
      <text:p text:style-name="P1">- <text:span text:style-name="T2">K</text:span>lik na Save <text:span text:style-name="T2">ne vodi nigde.</text:span></text:p>
      <text:p text:style-name="P1"/>
      <text:p text:style-name="P1"/>
      <text:p text:style-name="P4">User profile:</text:p>
      <text:p text:style-name="P1">- Ikonica za edit user name prisutna i kada user nije ulogova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Forgot password:</text:p>
      <text:p text:style-name="P1">- <text:span text:style-name="T3">K</text:span>ada se ukuca mejl i klikne na enter na tastaturi, sva polja nestanu (blank page) i mejl nikad ne stigne. Ako se mišem klikne na Submit, onda izađe poruka da je mejl poslat i mejl stigne korisniku.</text:p>
      <text:p text:style-name="P1"/>
      <text:p text:style-name="P1">- <text:span text:style-name="T3">Kada se u polje za email, ne unese ni jedan podatak a klikne se dugme, submit, aplikcija pokaže zelenu poruku da je poruka o Password Recovery uspešno poslata, iako se nije ništa ni desilo. Trebalo bi da postoji obaveštenje o grešci, poput: Please enter email or Username.</text:span></text:p>
      <text:p text:style-name="P1"><text:span text:style-name="T3"/></text:p>
      <text:p text:style-name="P1"><text:span text:style-name="T3">- </text:span><text:span text:style-name="T5">Kada se unese validan email i klikne na Submit, i </text:span><text:span text:style-name="T4">uspešno</text:span><text:span text:style-name="T5"> </text:span><text:span text:style-name="T4">izvrš</text:span><text:span text:style-name="T5">i radnja, potrebno je da se polje u kome je uneta email adresa automatski isprazni.</text:span></text:p>
      <text:p text:style-name="P1"/>
      <text:p text:style-name="P1"/>
      <text:p text:style-name="P1"><text:span text:style-name="T6">Change password:</text:span></text:p>
      <text:p text:style-name="P1">- <text:span text:style-name="T3">K</text:span>ada se ukuca novi <text:span text:style-name="T3">P</text:span>assword i <text:span text:style-name="T3">R</text:span>epeat password, na enter na tastaturi se ništa ne desi. <text:span text:style-name="T3">R</text:span>adi samo ako se na <text:span text:style-name="T3">S</text:span>ubmit klikne mišem.</text:p>
      <text:p text:style-name="P1">- <text:span text:style-name="T4">K</text:span>ada se ukuca novi password i submituje treba da se obrišu polja i da odvede na Log in ekran. <text:span text:style-name="T4">(Kaća treba da potvrdi ovu logiku).</text:span></text:p>
      <text:p text:style-name="P1"><text:span text:style-name="T4"/></text:p>
      <text:p text:style-name="P4"/>
      <text:p text:style-name="P4">Terms of use:</text:p>
      <text:p text:style-name="P1">- <text:span text:style-name="T4">Takođe </text:span>nije responsive.</text:p>
      <text:p text:style-name="P1"/>
      <text:p text:style-name="P1"/>
      <text:p text:style-name="P5">Log out:</text:p>
      <text:p text:style-name="P1">- <text:span text:style-name="T4">Log out funkcionalnost ne radi.</text:span></text:p>
      <text:p text:style-name="P1">- Log out button uglavnom nije prisutan, a kada se pojavi, klikom na njega stranica se izbriše ali ostane Log out opcija. Trebalo bi da vrati na Log in ekran.</text:p>
      <text:p text:style-name="P2">- <text:span text:style-name="T4">Nakon logovanja u aplikaciju, Log out se ne pojavljuje sve dok se ne refrešuje stranica.</text:span></text:p>
      <text:p text:style-name="P2">- <text:span text:style-name="T4">Nakon izlogovanja iz aplikacije Log out ostaje prisutan i može se ukloniti jedino ponovnim refrešovanjem browsera.</text:span></text:p>
      <text:p text:style-name="P2"><text:span text:style-name="T4">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1:44:33.118000000</meta:creation-date>
    <dc:date>2018-01-04T13:35:42.181000000</dc:date>
    <meta:editing-duration>PT13M44S</meta:editing-duration>
    <meta:editing-cycles>3</meta:editing-cycles>
    <meta:generator>LibreOffice/5.0.3.2$Windows_X86_64 LibreOffice_project/e5f16313668ac592c1bfb310f4390624e3dbfb75</meta:generator>
    <meta:document-statistic meta:table-count="0" meta:image-count="0" meta:object-count="0" meta:page-count="2" meta:paragraph-count="31" meta:word-count="507" meta:character-count="2933" meta:non-whitespace-character-count="2453"/>
  </office:meta>
</office:document-meta>
</file>